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Heading_20_1">
      <style:text-properties style:font-name="Cambria" fo:language="ru" fo:country="RU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ext_20_body" style:list-style-name="L1"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2" style:font-weight-asian="bold" style:font-name-complex="Times New Roman2" style:font-weight-complex="bold"/>
    </style:style>
    <style:style style:name="T6" style:family="text">
      <style:text-properties fo:font-weight="normal" style:font-name-asian="Times New Roman2" style:font-weight-asian="normal" style:font-name-complex="Times New Roman2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cm" svg:height="0.87cm" draw:z-index="0"><draw:image xlink:href="../images/0213.png" xlink:type="simple" xlink:show="embed" xlink:actuate="onLoad"/></draw:frame></text:p>
          </table:table-cell>
          <table:table-cell table:style-name="Table1.B1" office:value-type="string">
            <text:h text:style-name="P1" text:outline-level="1">Среднеквадратическое отклонение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<text:span text:style-name="T1">векторизован </text:span>| Си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12cm" svg:height="1.529cm" draw:z-index="1"><draw:image xlink:href="../images/0213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вычисление среднеквадратического отклонения значения входного сигнала. </text:p>
            <text:p text:style-name="P5">Среднеквадратическое отклонение подсчитывается по следующей формуле:</text:p>
            <text:p text:style-name="P6"><draw:frame draw:style-name="fr3" draw:name="Объект1" text:anchor-type="as-char" svg:width="7.02cm" svg:height="1.866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7">где <text:span text:style-name="T8">N</text:span><text:span text:style-name="T7"> </text:span>– объем выборки (количество значений),</text:p>
            <text:p text:style-name="P5"><text:span text:style-name="T8">xᵢ </text:span>– значения <text:s/>i-го элемента выборки,</text:p>
            <text:p text:style-name="P5"><text:span text:style-name="T8">M</text:span><text:span text:style-name="T7"> </text:span>– математическое ожидание случайной величины.</text:p>
            <text:p text:style-name="P5">Эта величина характеризует мощность <text:span text:style-name="T2">пульсационной</text:span> составляющей сигнала. Величина равная квадрату среднеквадратического отклонения называется <text:span text:style-name="T2">дисперсией</text:span>.</text:p>
            <text:p text:style-name="P5">Блок имеет 1 <text:span text:style-name="T2">входной</text:span> порт и 1 <text:span text:style-name="T2">выходной</text:span> порт. Входной сигнал может быть <text:span text:style-name="T2">векторным</text:span>. <text:s/>Размерность выходного сигнала <text:span text:style-name="T2">всегда равна</text:span> размерности входного сигнала.</text:p>
            <text:p text:style-name="P5"><text:span text:style-name="T4">Свойства</text:span>:</text:p>
            <text:list xml:id="list3042989724338010594" text:style-name="L1">
              <text:list-item>
                <text:p text:style-name="P8">Размер серии – значение N этого свойства определяет размер серии в выборке.</text:p>
              </text:list-item>
              <text:list-item>
                <text:p text:style-name="P9"><text:span text:style-name="T6">Способ вывода данных: </text:span><text:span text:style-name="T5">По всей выборке - </text:span><text:span text:style-name="T6">с</text:span><text:span text:style-name="T3">реднеквадратическое отклонение</text:span><text:span text:style-name="T6"> уточняется сразу же после получения очередного нового значения сигнала на </text:span><text:span text:style-name="T3">входе</text:span><text:span text:style-name="T6"> в блок, </text:span><text:span text:style-name="T5">По сериям - </text:span><text:span text:style-name="T3">среднеквадратическое отклонение</text:span><text:span text:style-name="T6"> вычисляется по отдельным сериям, </text:span><text:span text:style-name="T5">Скользящее - </text:span><text:span text:style-name="T6">среднеквадратическое отклонение вычисляется по сериям, причем на каждом шаге учитываются последние </text:span><text:span text:style-name="T9">N </text:span><text:span text:style-name="T6">точек, где </text:span><text:span text:style-name="T9">N – </text:span><text:span text:style-name="T6">размер серии.</text:span></text:p>
              </text:list-item>
              <text:list-item>
                <text:p text:style-name="P9"><text:span text:style-name="T6">Период квантования, </text:span><text:span text:style-name="T9">c</text:span><text:span text:style-name="T6">– значение этого свойства определяет длительность временного интервала между </text:span><text:span text:style-name="T3">двумя последовательными</text:span><text:span text:style-name="T6"> считываниями значений сигнала на входе блока. Если это свойство равно </text:span><text:span text:style-name="T5">0</text:span><text:span text:style-name="T6"> (нулю), то считывание производится с периодом, </text:span><text:span text:style-name="T3">равным шагу интегрирования</text:span><text:span text:style-name="T6">.</text:span></text:p>
              </text:list-item>
              <text:list-item>
                <text:p text:style-name="P9"><text:span text:style-name="T6">Удаление линейного тренда (</text:span><text:span text:style-name="T5">Да</text:span><text:span text:style-name="T6"> или </text:span><text:span text:style-name="T5">Нет</text:span><text:span text:style-name="T6">) – если это свойство имеет значение </text:span><text:span text:style-name="T5">Да</text:span><text:span text:style-name="T6">, то из массива </text:span><text:span text:style-name="T3">накопленных</text:span><text:span text:style-name="T6"> значений входного сигнала предварительно вычитается линейный тренд.</text:span></text:p>
              </text:list-item>
            </text:list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Среднеквадратическое отклонение</dc:title>
    <dc:date>2016-04-14T11:36:18.29</dc:date>
    <meta:generator>OpenOffice/4.1.1$Win32 OpenOffice.org_project/411m6$Build-9775</meta:generator>
    <meta:editing-duration>PT7H26M49S</meta:editing-duration>
    <meta:editing-cycles>176</meta:editing-cycles>
    <dc:creator>ILYA KUBENSKIY</dc:creator>
    <meta:document-statistic meta:table-count="1" meta:image-count="2" meta:object-count="1" meta:page-count="1" meta:paragraph-count="19" meta:word-count="205" meta:character-count="156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o stretchy="false">σ</mo>
      <mrow>
        <mi/>
        <mo stretchy="false">=</mo>
        <mi/>
      </mrow>
      <msqrt>
        <mrow>
          <mrow>
            <mrow>
              <mfrac>
                <mrow>
                  <mn>1</mn>
                </mrow>
                <mrow>
                  <mrow>
                    <mi>N</mi>
                    <mo stretchy="false">−</mo>
                    <mn>1</mn>
                  </mrow>
                </mrow>
              </mfrac>
            </mrow>
            <mo stretchy="false">⋅</mo>
            <mrow>
              <munderover>
                <mo stretchy="false">∑</mo>
                <mrow>
                  <mrow>
                    <mi>i</mi>
                    <mo stretchy="false">=</mo>
                    <mn>1</mn>
                  </mrow>
                </mrow>
                <mrow>
                  <mi>N</mi>
                </mrow>
              </munderover>
              <mrow>
                <msup>
                  <mfenced open="(" close=")">
                    <mrow>
                      <mrow>
                        <msub>
                          <mi>x</mi>
                          <mi>i</mi>
                        </msub>
                        <mo stretchy="false">−</mo>
                        <mi>M</mi>
                      </mrow>
                    </mrow>
                  </mfenced>
                  <mn>2</mn>
                </msup>
              </mrow>
            </mrow>
          </mrow>
        </mrow>
      </msqrt>
    </mrow>
    <annotation encoding="StarMath 5.0">%sigma ~=~ sqrt{ {{1} over {N-1}} cdot sum from{i=1} to{N} {left ( x_i-M right )^2 }}</annotation>
  </semantics>
</math>
</file>